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icrosoft YaHei1" svg:font-family="'Microsoft YaHei', Arial"/>
    <style:font-face style:name="Microsoft YaHei" svg:font-family="'Microsoft YaHei', Verdana, 'BitStream vera Sans'"/>
    <style:font-face style:name="Open Sans1" svg:font-family="'Open Sans', 'Helvetica Neue', Arial, 'Hiragino Sans GB', sans-serif"/>
    <style:font-face style:name="Open Sans" svg:font-family="'Open Sans', 'Helvetica Neue', 'Hiragino Sans GB', sans-serif, Arial, Verdana, 'BitStream vera Sans', Tahoma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8.966cm" fo:margin-left="1cm" table:align="left"/>
    </style:style>
    <style:style style:name="表格1.A" style:family="table-column">
      <style:table-column-properties style:column-width="0.273cm"/>
    </style:style>
    <style:style style:name="表格1.B" style:family="table-column">
      <style:table-column-properties style:column-width="8.692cm"/>
    </style:style>
    <style:style style:name="表格1.A1" style:family="table-cell">
      <style:table-cell-properties style:vertical-align="middle" fo:padding-left="0.265cm" fo:padding-right="0.265cm" fo:padding-top="0.079cm" fo:padding-bottom="0.079cm" fo:border="0.05pt solid #cccccc"/>
    </style:style>
    <style:style style:name="表格2" style:family="table">
      <style:table-properties style:width="7.475cm" fo:margin-left="1cm" table:align="left"/>
    </style:style>
    <style:style style:name="表格2.A" style:family="table-column">
      <style:table-column-properties style:column-width="0.273cm"/>
    </style:style>
    <style:style style:name="表格2.B" style:family="table-column">
      <style:table-column-properties style:column-width="7.202cm"/>
    </style:style>
    <style:style style:name="表格2.A1" style:family="table-cell">
      <style:table-cell-properties style:vertical-align="middle" fo:padding-left="0.265cm" fo:padding-right="0.265cm" fo:padding-top="0.079cm" fo:padding-bottom="0.079cm" fo:border="0.05pt solid #cccccc"/>
    </style:style>
    <style:style style:name="表格3" style:family="table">
      <style:table-properties style:width="5.278cm" fo:margin-left="1cm" table:align="left"/>
    </style:style>
    <style:style style:name="表格3.A" style:family="table-column">
      <style:table-column-properties style:column-width="0.273cm"/>
    </style:style>
    <style:style style:name="表格3.B" style:family="table-column">
      <style:table-column-properties style:column-width="5.004cm"/>
    </style:style>
    <style:style style:name="表格3.A1" style:family="table-cell">
      <style:table-cell-properties style:vertical-align="middle" fo:padding-left="0.265cm" fo:padding-right="0.265cm" fo:padding-top="0.079cm" fo:padding-bottom="0.079cm" fo:border="0.05pt solid #cccccc"/>
    </style:style>
    <style:style style:name="表格4" style:family="table">
      <style:table-properties style:width="11.377cm" fo:margin-left="1cm" table:align="left"/>
    </style:style>
    <style:style style:name="表格4.A" style:family="table-column">
      <style:table-column-properties style:column-width="0.273cm"/>
    </style:style>
    <style:style style:name="表格4.B" style:family="table-column">
      <style:table-column-properties style:column-width="11.104cm"/>
    </style:style>
    <style:style style:name="表格4.A1" style:family="table-cell">
      <style:table-cell-properties style:vertical-align="middle" fo:padding-left="0.265cm" fo:padding-right="0.265cm" fo:padding-top="0.079cm" fo:padding-bottom="0.079cm" fo:border="0.05pt solid #cccccc"/>
    </style:style>
    <style:style style:name="P1" style:family="paragraph" style:parent-style-name="Text_20_body">
      <style:paragraph-properties fo:margin-left="0cm" fo:margin-right="0cm" fo:margin-top="0cm" fo:margin-bottom="0.265cm" style:contextual-spacing="false" style:line-height-at-least="0.714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 style:font-name-asian="Open Sans" style:font-size-asian="12pt" style:font-style-asian="normal" style:font-weight-asian="bold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style:font-name="Consolas" fo:font-style="normal" fo:font-weight="normal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style:line-height-at-least="0.714cm" fo:text-align="start" style:justify-single-word="false" fo:text-indent="0cm" style:auto-text-indent="false" fo:padding-left="0.953cm" fo:padding-right="0.318cm" fo:padding-top="0.212cm" fo:padding-bottom="0.212cm" fo:border="0.06pt dashed #cccccc"/>
    </style:style>
    <style:style style:name="P9" style:family="paragraph" style:parent-style-name="Heading_20_4">
      <style:paragraph-properties fo:margin-left="0cm" fo:margin-right="0cm" fo:margin-top="1.058cm" fo:margin-bottom="0.265cm" style:contextual-spacing="false" fo:text-indent="0cm" style:auto-text-indent="false" fo:padding="0cm" fo:border="none"/>
      <style:text-properties fo:font-variant="normal" fo:text-transform="none" fo:color="#008800" fo:letter-spacing="normal" style:font-name-asian="Microsoft YaHei1" style:font-size-asian="15.75pt" style:font-style-asian="normal" style:font-weight-asian="bold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8" style:family="paragraph" style:parent-style-name="Text_20_body" style:list-style-name="L13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19" style:family="paragraph" style:parent-style-name="Text_20_body" style:list-style-name="L22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20" style:family="paragraph" style:parent-style-name="Text_20_body" style:list-style-name="L25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21" style:family="paragraph" style:parent-style-name="Text_20_body" style:list-style-name="L42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22" style:family="paragraph" style:parent-style-name="Text_20_body" style:list-style-name="L46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23" style:family="paragraph" style:parent-style-name="Text_20_body" style:list-style-name="L54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24" style:family="paragraph" style:parent-style-name="Text_20_body" style:list-style-name="L55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26" style:family="paragraph" style:parent-style-name="Text_20_body" style:list-style-name="L10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28" style:family="paragraph" style:parent-style-name="Text_20_body" style:list-style-name="L12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0" style:family="paragraph" style:parent-style-name="Text_20_body" style:list-style-name="L15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1" style:family="paragraph" style:parent-style-name="Text_20_body" style:list-style-name="L16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2" style:family="paragraph" style:parent-style-name="Text_20_body" style:list-style-name="L17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3" style:family="paragraph" style:parent-style-name="Text_20_body" style:list-style-name="L18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4" style:family="paragraph" style:parent-style-name="Text_20_body" style:list-style-name="L19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5" style:family="paragraph" style:parent-style-name="Text_20_body" style:list-style-name="L20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6" style:family="paragraph" style:parent-style-name="Text_20_body" style:list-style-name="L21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7" style:family="paragraph" style:parent-style-name="Text_20_body" style:list-style-name="L23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8" style:family="paragraph" style:parent-style-name="Text_20_body" style:list-style-name="L24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39" style:family="paragraph" style:parent-style-name="Text_20_body" style:list-style-name="L26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0" style:family="paragraph" style:parent-style-name="Text_20_body" style:list-style-name="L27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1" style:family="paragraph" style:parent-style-name="Text_20_body" style:list-style-name="L28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2" style:family="paragraph" style:parent-style-name="Text_20_body" style:list-style-name="L29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3" style:family="paragraph" style:parent-style-name="Text_20_body" style:list-style-name="L30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4" style:family="paragraph" style:parent-style-name="Text_20_body" style:list-style-name="L31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5" style:family="paragraph" style:parent-style-name="Text_20_body" style:list-style-name="L32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6" style:family="paragraph" style:parent-style-name="Text_20_body" style:list-style-name="L33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7" style:family="paragraph" style:parent-style-name="Text_20_body" style:list-style-name="L34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8" style:family="paragraph" style:parent-style-name="Text_20_body" style:list-style-name="L35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49" style:family="paragraph" style:parent-style-name="Text_20_body" style:list-style-name="L36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0" style:family="paragraph" style:parent-style-name="Text_20_body" style:list-style-name="L37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1" style:family="paragraph" style:parent-style-name="Text_20_body" style:list-style-name="L38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2" style:family="paragraph" style:parent-style-name="Text_20_body" style:list-style-name="L39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3" style:family="paragraph" style:parent-style-name="Text_20_body" style:list-style-name="L40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4" style:family="paragraph" style:parent-style-name="Text_20_body" style:list-style-name="L41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5" style:family="paragraph" style:parent-style-name="Text_20_body" style:list-style-name="L43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6" style:family="paragraph" style:parent-style-name="Text_20_body" style:list-style-name="L44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7" style:family="paragraph" style:parent-style-name="Text_20_body" style:list-style-name="L45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8" style:family="paragraph" style:parent-style-name="Text_20_body" style:list-style-name="L47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59" style:family="paragraph" style:parent-style-name="Text_20_body" style:list-style-name="L48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0" style:family="paragraph" style:parent-style-name="Text_20_body" style:list-style-name="L49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1" style:family="paragraph" style:parent-style-name="Text_20_body" style:list-style-name="L50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2" style:family="paragraph" style:parent-style-name="Text_20_body" style:list-style-name="L51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3" style:family="paragraph" style:parent-style-name="Text_20_body" style:list-style-name="L52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4" style:family="paragraph" style:parent-style-name="Text_20_body" style:list-style-name="L53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5" style:family="paragraph" style:parent-style-name="Text_20_body" style:list-style-name="L56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6" style:family="paragraph" style:parent-style-name="Text_20_body" style:list-style-name="L57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7" style:family="paragraph" style:parent-style-name="Text_20_body" style:list-style-name="L58">
      <style:paragraph-properties fo:margin-left="0cm" fo:margin-right="0cm" fo:margin-top="0cm" fo:margin-bottom="0cm" style:contextual-spacing="false" style:line-height-at-least="0.714cm" fo:text-indent="0cm" style:auto-text-indent="false" fo:padding="0cm" fo:border="none"/>
      <style:text-properties fo:font-variant="normal" fo:text-transform="none" fo:color="#555555" fo:letter-spacing="normal"/>
    </style:style>
    <style:style style:name="P68" style:family="paragraph" style:parent-style-name="Heading_20_2">
      <style:text-properties fo:font-variant="normal" fo:text-transform="none" fo:color="#555555" fo:letter-spacing="normal" officeooo:paragraph-rsid="000a47be"/>
    </style:style>
    <style:style style:name="T1" style:family="text">
      <style:text-properties style:font-name="Microsoft YaHei" fo:font-size="22.5pt" fo:font-style="normal" fo:font-weight="bold"/>
    </style:style>
    <style:style style:name="T2" style:family="text">
      <style:text-properties style:font-name="Microsoft YaHei" fo:font-size="22.5pt" fo:font-style="normal" fo:font-weight="bold" style:font-name-asian="Microsoft YaHei" style:font-size-asian="22.5pt" style:font-style-asian="normal" style:font-weight-asian="bold"/>
    </style:style>
    <style:style style:name="T3" style:family="text">
      <style:text-properties style:font-name-asian="Microsoft YaHei" style:font-size-asian="22.5pt" style:font-style-asian="normal" style:font-weight-asian="bold"/>
    </style:style>
    <style:style style:name="T4" style:family="text">
      <style:text-properties style:font-name="Open Sans" fo:font-size="12pt" fo:font-style="normal" fo:font-weight="normal"/>
    </style:style>
    <style:style style:name="T5" style:family="text">
      <style:text-properties style:font-name="Open Sans" fo:font-size="12pt" fo:font-style="italic" fo:font-weight="normal"/>
    </style:style>
    <style:style style:name="T6" style:family="text">
      <style:text-properties style:font-name-asian="Open Sans" style:font-size-asian="12pt" style:font-style-asian="normal" style:font-weight-asian="normal"/>
    </style:style>
    <style:style style:name="T7" style:family="text">
      <style:text-properties fo:font-variant="normal" fo:text-transform="none" fo:color="#555555" style:font-name="Open Sans" fo:font-size="12pt" fo:letter-spacing="normal" fo:font-style="normal" fo:font-weight="normal"/>
    </style:style>
    <style:style style:name="T8" style:family="text">
      <style:text-properties fo:font-variant="normal" fo:text-transform="none" fo:color="#555555" fo:letter-spacing="normal" style:font-name-asian="Open Sans" style:font-size-asian="12pt" style:font-style-asian="normal" style:font-weight-asian="normal"/>
    </style:style>
    <style:style style:name="T9" style:family="text">
      <style:text-properties fo:font-variant="normal" fo:text-transform="none" fo:color="#2970a6" style:text-line-through-style="none" style:text-line-through-type="none" style:font-name="Open Sans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2970a6" style:text-line-through-style="none" style:text-line-through-type="none" fo:letter-spacing="normal" style:text-underline-style="none" style:text-blinking="false" style:font-name-asian="Open Sans" style:font-size-asian="12pt" style:font-style-asian="normal" style:font-weight-asian="normal"/>
    </style:style>
    <style:style style:name="T11" style:family="text">
      <style:text-properties fo:font-variant="normal" fo:text-transform="none" style:font-name="Consolas" fo:font-style="normal" fo:font-weight="normal" fo:padding="0cm" fo:border="none"/>
    </style:style>
    <style:style style:name="T12" style:family="text">
      <style:text-properties fo:font-variant="normal" fo:text-transform="none" style:font-name="Consolas" fo:font-size="12pt" fo:font-style="normal" fo:font-weight="normal" fo:padding="0cm" fo:border="none"/>
    </style:style>
    <style:style style:name="T13" style:family="text">
      <style:text-properties fo:font-variant="normal" fo:text-transform="none" style:font-name-asian="Consolas" style:font-size-asian="12pt" style:font-style-asian="normal" style:font-weight-asian="normal" fo:padding="0cm" fo:border="non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2"><text:span text:style-name="T1">Linux</text:span><text:span text:style-name="T2">用户应该知道的</text:span><text:span text:style-name="T3">技巧</text:span></text:h>
      <text:p text:style-name="P1"><text:span text:style-name="T8">这篇文章来源于</text:span><text:span text:style-name="T7">Quroa</text:span><text:span text:style-name="T8">的一个问答《</text:span><text:a xlink:type="simple" xlink:href="http://www.quora.com/Linux/What-are-some-time-saving-tips-that-every-Linux-user-should-know#" office:target-frame-name="_blank" xlink:show="new"><text:span text:style-name="T9">What are some time-saving tips that every Linux user should know?</text:span></text:a><text:span text:style-name="T8">》—— </text:span><text:span text:style-name="T7">Linux</text:span><text:span text:style-name="T8">用户有哪些应该知道的提高效率的技巧。我觉得挺好的，总结得比较好，把其转过来，并加了一些自己的理解。 首先，我想告诉大家，</text:span><text:span text:style-name="Strong_20_Emphasis"><text:span text:style-name="T8">在</text:span></text:span><text:span text:style-name="Strong_20_Emphasis"><text:span text:style-name="T7">Unix/Linux</text:span></text:span><text:span text:style-name="Strong_20_Emphasis"><text:span text:style-name="T8">下，最有效率技巧的不是操作图形界面，而是命令行操作，因为命令行意味着自动化</text:span></text:span><text:span text:style-name="T8">。如果你看过《</text:span><text:a xlink:type="simple" xlink:href="http://coolshell.cn/articles/8619.html" office:target-frame-name="_blank" xlink:show="new"><text:span text:style-name="T10">你可能不知道的</text:span></text:a><text:a xlink:type="simple" xlink:href="http://coolshell.cn/articles/8619.html" office:target-frame-name="_blank" xlink:show="new"><text:span text:style-name="T9">Shell</text:span></text:a><text:span text:style-name="T8">》以及《</text:span><text:a xlink:type="simple" xlink:href="http://coolshell.cn/articles/7829.html" office:target-frame-name="_blank" xlink:show="new"><text:span text:style-name="T9">28</text:span></text:a><text:a xlink:type="simple" xlink:href="http://coolshell.cn/articles/7829.html" office:target-frame-name="_blank" xlink:show="new"><text:span text:style-name="T10">个</text:span></text:a><text:a xlink:type="simple" xlink:href="http://coolshell.cn/articles/7829.html" office:target-frame-name="_blank" xlink:show="new"><text:span text:style-name="T9">Unix/Linux</text:span></text:a><text:a xlink:type="simple" xlink:href="http://coolshell.cn/articles/7829.html" office:target-frame-name="_blank" xlink:show="new"><text:span text:style-name="T10">的命令行神器</text:span></text:a><text:span text:style-name="T8">》你就会知道</text:span><text:span text:style-name="T7">Linux</text:span><text:span text:style-name="T8">有多强大，这个强大完全来自于命令行，于是，就算你不知道怎么去</text:span><text:a xlink:type="simple" xlink:href="http://coolshell.cn/articles/7186.html" office:target-frame-name="_blank" xlink:show="new"><text:span text:style-name="T10">做一个环保主义的程序员</text:span></text:a><text:span text:style-name="T8">，至少他们可以让你少熬点夜，从而有利于你的身体健康和性生活。下面是一个有点长的列表，正如作者所说，你并不需要知道所有的这些东西，但是如果你还在很沉重地在使用</text:span><text:span text:style-name="T7">Linux</text:span><text:span text:style-name="T8">的话，这些东西都值得你看一看。 （注：如果你想知道下面涉及到的命令的更多的用法，你一定要</text:span><text:span text:style-name="T7">man</text:span><text:span text:style-name="T8">一点。对于一些命令，你可以需要先</text:span><text:span text:style-name="T7">yum</text:span><text:span text:style-name="T8">或</text:span><text:span text:style-name="T7">apt-get</text:span><text:span text:style-name="T8">来安装一下，如果有什么问题，别忘了</text:span><text:span text:style-name="T7">Google</text:span><text:span text:style-name="T8">。如果你要</text:span><text:span text:style-name="T7">Baidu</text:span><text:span text:style-name="T8">的话，我仅代表这个地球上所有的生物包括微生物甚至细菌病毒和小强</text:span><text:span text:style-name="T7">BS</text:span><text:span text:style-name="T8">你到宇宙毁灭）</text:span></text:p>
      <text:h text:style-name="P9" text:outline-level="4">基础</text:h>
      <text:list xml:id="list702990396930088332" text:style-name="L1">
        <text:list-item>
          <text:p text:style-name="P10"><text:span text:style-name="Strong_20_Emphasis"><text:span text:style-name="T8">学习 </text:span></text:span><text:a xlink:type="simple" xlink:href="http://www.quora.com/Bash-shell" office:target-frame-name="_blank" xlink:show="new"><text:span text:style-name="Strong_20_Emphasis"><text:span text:style-name="T9">Bash</text:span></text:span></text:a><text:span text:style-name="Strong_20_Emphasis"><text:span text:style-name="T7"> </text:span></text:span><text:span text:style-name="T8">。你可以</text:span><text:span text:style-name="T7">man bash</text:span><text:span text:style-name="T8">来看看</text:span><text:span text:style-name="T7">bash</text:span><text:span text:style-name="T8">的东西，并不复杂也并不长。你用别的</text:span><text:span text:style-name="T7">shell</text:span><text:span text:style-name="T8">也行，但是</text:span><text:span text:style-name="T7">bash</text:span><text:span text:style-name="T8">是很强大的并且也是系统默认的。（学习</text:span><text:span text:style-name="T7">zsh</text:span><text:span text:style-name="T8">或</text:span><text:span text:style-name="T7">tsch</text:span><text:span text:style-name="T8">只会让你在很多情况下受到限制）</text:span></text:p>
        </text:list-item>
      </text:list>
      <text:list xml:id="list814733215709639088" text:style-name="L2">
        <text:list-item>
          <text:p text:style-name="P11"><text:span text:style-name="Strong_20_Emphasis"><text:span text:style-name="T8">学习 </text:span></text:span><text:span text:style-name="Strong_20_Emphasis"><text:span text:style-name="T7">vim</text:span></text:span><text:span text:style-name="T7"> </text:span><text:span text:style-name="T8">。在</text:span><text:span text:style-name="T7">Linux</text:span><text:span text:style-name="T8">下，基本没有什么可与之竞争的编</text:span><text:span text:style-name="del"><text:span text:style-name="T8">译</text:span></text:span><text:span text:style-name="T8">辑器（就算你是一个</text:span><text:span text:style-name="T7">Emacs</text:span><text:span text:style-name="T8">或</text:span><text:span text:style-name="T7">Eclipse</text:span><text:span text:style-name="T8">的重度用户）。你可以看看《</text:span><text:a xlink:type="simple" xlink:href="http://coolshell.cn/articles/5426.html" office:target-frame-name="_blank" xlink:show="new"><text:span text:style-name="T10">简明</text:span></text:a><text:a xlink:type="simple" xlink:href="http://coolshell.cn/articles/5426.html" office:target-frame-name="_blank" xlink:show="new"><text:span text:style-name="T9">vim</text:span></text:a><text:a xlink:type="simple" xlink:href="http://coolshell.cn/articles/5426.html" office:target-frame-name="_blank" xlink:show="new"><text:span text:style-name="T10">攻略</text:span></text:a><text:span text:style-name="T8">》和 《</text:span><text:a xlink:type="simple" xlink:href="http://coolshell.cn/articles/7166.html" office:target-frame-name="_blank" xlink:show="new"><text:span text:style-name="T9">Vim</text:span></text:a><text:a xlink:type="simple" xlink:href="http://coolshell.cn/articles/7166.html" office:target-frame-name="_blank" xlink:show="new"><text:span text:style-name="T10">的冒险游戏</text:span></text:a><text:span text:style-name="T8">》以及《</text:span><text:a xlink:type="simple" xlink:href="http://coolshell.cn/articles/5479.html" office:target-frame-name="_blank" xlink:show="new"><text:span text:style-name="T10">给程序员的</text:span></text:a><text:a xlink:type="simple" xlink:href="http://coolshell.cn/articles/5479.html" office:target-frame-name="_blank" xlink:show="new"><text:span text:style-name="T9">Vim</text:span></text:a><text:a xlink:type="simple" xlink:href="http://coolshell.cn/articles/5479.html" office:target-frame-name="_blank" xlink:show="new"><text:span text:style-name="T10">速查卡</text:span></text:a><text:span text:style-name="T8">》还有《</text:span><text:a xlink:type="simple" xlink:href="http://coolshell.cn/articles/894.html" office:target-frame-name="_blank" xlink:show="new"><text:span text:style-name="T10">把</text:span></text:a><text:a xlink:type="simple" xlink:href="http://coolshell.cn/articles/894.html" office:target-frame-name="_blank" xlink:show="new"><text:span text:style-name="T9">Vim</text:span></text:a><text:a xlink:type="simple" xlink:href="http://coolshell.cn/articles/894.html" office:target-frame-name="_blank" xlink:show="new"><text:span text:style-name="T10">变成一个编程的</text:span></text:a><text:a xlink:type="simple" xlink:href="http://coolshell.cn/articles/894.html" office:target-frame-name="_blank" xlink:show="new"><text:span text:style-name="T9">IDE</text:span></text:a><text:span text:style-name="T8">》等等。</text:span></text:p>
        </text:list-item>
      </text:list>
      <text:list xml:id="list6724700257718966335" text:style-name="L3">
        <text:list-item>
          <text:p text:style-name="P12"><text:span text:style-name="Strong_20_Emphasis"><text:span text:style-name="T8">了解 </text:span></text:span><text:span text:style-name="Strong_20_Emphasis"><text:span text:style-name="T7">ssh</text:span></text:span><text:span text:style-name="T8">。明白不需要口令的用户认证（通过</text:span><text:span text:style-name="T7">ssh-agent, ssh-add</text:span><text:span text:style-name="T8">），学会用</text:span><text:span text:style-name="T7">ssh</text:span><text:span text:style-name="T8">翻墙，用</text:span><text:span text:style-name="T7">scp</text:span><text:span text:style-name="T8">而不是</text:span><text:span text:style-name="T7">ftp</text:span><text:span text:style-name="T8">传文件，等等。你知道吗？</text:span><text:span text:style-name="T7">scp </text:span><text:span text:style-name="T8">远端的时候，你可以按</text:span><text:span text:style-name="T7">tab</text:span><text:span text:style-name="T8">键来查看远端的目录和文件（当然，需要无口令的用户认证），这都是</text:span><text:span text:style-name="T7">bash</text:span><text:span text:style-name="T8">的功劳。</text:span></text:p>
        </text:list-item>
      </text:list>
      <text:list xml:id="list6981235866899005100" text:style-name="L4">
        <text:list-item>
          <text:p text:style-name="P13"><text:bookmark text:name="more-8883"/><text:span text:style-name="Strong_20_Emphasis"><text:span text:style-name="T8">熟悉</text:span></text:span><text:span text:style-name="Strong_20_Emphasis"><text:span text:style-name="T7">bash</text:span></text:span><text:span text:style-name="Strong_20_Emphasis"><text:span text:style-name="T8">的作业管理</text:span></text:span><text:span text:style-name="T8">，如： </text:span><text:span text:style-name="T7">&amp;, Ctrl-Z, Ctrl-C, jobs, fg, bg, kill, </text:span><text:span text:style-name="T8">等等。当然，你也要知道</text:span><text:span text:style-name="T7">Ctrl+\</text:span><text:span text:style-name="T8">（</text:span><text:span text:style-name="T7">SIGQUIT</text:span><text:span text:style-name="T8">）和</text:span><text:span text:style-name="T7">Ctrl+C </text:span><text:span text:style-name="T8">（</text:span><text:span text:style-name="T7">SIGINT</text:span><text:span text:style-name="T8">）的区别。</text:span></text:p>
        </text:list-item>
      </text:list>
      <text:list xml:id="list3041617858093763004" text:style-name="L5">
        <text:list-item>
          <text:p text:style-name="P14"><text:span text:style-name="Strong_20_Emphasis"><text:span text:style-name="T8">简单的文件管理</text:span></text:span><text:span text:style-name="T8"> ： </text:span><text:span text:style-name="T7">ls </text:span><text:span text:style-name="T8">和 </text:span><text:span text:style-name="T7">ls -l (</text:span><text:span text:style-name="T8">你最好知道 “</text:span><text:span text:style-name="T7">ls -l” </text:span><text:span text:style-name="T8">的每一列的意思</text:span><text:span text:style-name="T7">), less, head, tail </text:span><text:span text:style-name="T8">和 </text:span><text:span text:style-name="T7">tail -f, ln </text:span><text:span text:style-name="T8">和 </text:span><text:span text:style-name="T7">ln -s (</text:span><text:span text:style-name="T8">你知道明白</text:span><text:span text:style-name="T7">hard link</text:span><text:span text:style-name="T8">和</text:span><text:span text:style-name="T7">soft link</text:span><text:span text:style-name="T8">的不同和优缺点</text:span><text:span text:style-name="T7">), chown, chmod, du (</text:span><text:span text:style-name="T8">如果你想看看磁盘的大小 </text:span><text:span text:style-name="T7">du -sk *), df, mount</text:span><text:span text:style-name="T8">。当然，原作者忘了</text:span><text:span text:style-name="T7">find</text:span><text:span text:style-name="T8">命令。</text:span></text:p>
        </text:list-item>
      </text:list>
      <text:list xml:id="list1758029640301235787" text:style-name="L6">
        <text:list-item>
          <text:p text:style-name="P15"><text:span text:style-name="Strong_20_Emphasis"><text:span text:style-name="T8">基础的网络管理</text:span></text:span><text:span text:style-name="T8">： </text:span><text:span text:style-name="T7">ip </text:span><text:span text:style-name="T8">或 </text:span><text:span text:style-name="T7">ifconfig, dig</text:span><text:span text:style-name="T8">。当然，原作者还忘了如</text:span><text:span text:style-name="T7">netstat, ping, traceroute, </text:span><text:span text:style-name="T8">等</text:span></text:p>
        </text:list-item>
      </text:list>
      <text:list xml:id="list5673864293849478143" text:style-name="L7">
        <text:list-item>
          <text:p text:style-name="P16"><text:span text:style-name="Strong_20_Emphasis"><text:span text:style-name="T8">理解正则表达式</text:span></text:span><text:span text:style-name="T8">，还有</text:span><text:span text:style-name="T7">grep/egrep</text:span><text:span text:style-name="T8">的各种选项。比如： </text:span><text:span text:style-name="T7">-o, -A, </text:span><text:span text:style-name="T8">和 </text:span><text:span text:style-name="T7">-B </text:span><text:span text:style-name="T8">这些选项是很值得了解的。</text:span></text:p>
        </text:list-item>
      </text:list>
      <text:list xml:id="list9150955115680049520" text:style-name="L8">
        <text:list-item>
          <text:p text:style-name="P17"><text:span text:style-name="Strong_20_Emphasis"><text:span text:style-name="T8">学习使用 </text:span></text:span><text:span text:style-name="Strong_20_Emphasis"><text:span text:style-name="T7">apt-get </text:span></text:span><text:span text:style-name="Strong_20_Emphasis"><text:span text:style-name="T8">和 </text:span></text:span><text:span text:style-name="Strong_20_Emphasis"><text:span text:style-name="T7">yum </text:span></text:span><text:span text:style-name="Strong_20_Emphasis"><text:span text:style-name="T8">来查找和安装软件</text:span></text:span><text:span text:style-name="T8">（前者的经典分发包是</text:span><text:span text:style-name="T7">Ubuntu</text:span><text:span text:style-name="T8">，后者的经典分</text:span><text:soft-page-break/><text:span text:style-name="T8">发包是</text:span><text:span text:style-name="T7">Redhat</text:span><text:span text:style-name="T8">），我还建议你试着从源码编译安装软件。</text:span></text:p>
        </text:list-item>
      </text:list>
      <text:p text:style-name="P2">日常</text:p>
      <text:list xml:id="list14388977900089577" text:style-name="L9">
        <text:list-item>
          <text:p text:style-name="P25"><text:span text:style-name="T6">在 </text:span><text:span text:style-name="T4">bash </text:span><text:span text:style-name="T6">里，使用 </text:span><text:span text:style-name="T4">Ctrl-R </text:span><text:span text:style-name="T6">而不是上下光标键来查找历史命令。</text:span></text:p>
        </text:list-item>
      </text:list>
      <text:list xml:id="list5561841612901039578" text:style-name="L10">
        <text:list-item>
          <text:p text:style-name="P26"><text:span text:style-name="T6">在 </text:span><text:span text:style-name="T4">bash</text:span><text:span text:style-name="T6">里，使用 </text:span><text:span text:style-name="T4">Ctrl-W </text:span><text:span text:style-name="T6">来删除最后一个单词，使用 </text:span><text:span text:style-name="T4">Ctrl-U </text:span><text:span text:style-name="T6">来删除一行。请</text:span><text:span text:style-name="T4">man bash</text:span><text:span text:style-name="T6">后查找</text:span><text:span text:style-name="T4">Readline Key Bindings</text:span><text:span text:style-name="T6">一节来看看</text:span><text:span text:style-name="T4">bash</text:span><text:span text:style-name="T6">的默认热键，比如：</text:span><text:span text:style-name="T4">Alt-. </text:span><text:span text:style-name="T6">把上一次命令的最后一个参数打出来，而</text:span><text:span text:style-name="T4">Alt-* </text:span><text:span text:style-name="T6">则列出你可以输入的命令。</text:span></text:p>
        </text:list-item>
      </text:list>
      <text:list xml:id="list8108479752153196022" text:style-name="L11">
        <text:list-item>
          <text:p text:style-name="P27"><text:span text:style-name="T6">回到上一次的工作目录： </text:span><text:span text:style-name="T4">cd –  </text:span><text:span text:style-name="T6">（回到</text:span><text:span text:style-name="T4">home</text:span><text:span text:style-name="T6">是 </text:span><text:span text:style-name="T4">cd ~</text:span><text:span text:style-name="T6">）</text:span></text:p>
        </text:list-item>
      </text:list>
      <text:list xml:id="list6902605780335414552" text:style-name="L12">
        <text:list-item>
          <text:p text:style-name="P28"><text:span text:style-name="T6">使用 </text:span><text:span text:style-name="T4">xargs</text:span><text:span text:style-name="T6">。这是一个很强大的命令。你可以使用</text:span><text:span text:style-name="T4">-L</text:span><text:span text:style-name="T6">来限定有多少个命令，也可以用</text:span><text:span text:style-name="T4">-P</text:span><text:span text:style-name="T6">来指定并行的进程数。如果你不知道你的命令会变成什么样，你可以使用</text:span><text:span text:style-name="T4">xargs echo</text:span><text:span text:style-name="T6">来看看会是什么样。当然， </text:span><text:span text:style-name="T4">-I{} </text:span><text:span text:style-name="T6">也很好用。示例：</text:span></text:p>
        </text:list-item>
      </text:list>
      <text:section text:style-name="Sect1" text:name="highlighter_614350"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P4">1</text:p>
              <text:p text:style-name="P4">2</text:p>
              <text:p text:style-name="P4">3</text:p>
            </table:table-cell>
            <table:table-cell table:style-name="表格1.A1" office:value-type="string">
              <text:p text:style-name="P6"><text:span text:style-name="Source_20_Text"><text:span text:style-name="T11">find</text:span></text:span><text:span text:style-name="T11"> </text:span><text:span text:style-name="Source_20_Text"><text:span text:style-name="T11">. -name \*.py | xargs</text:span></text:span><text:span text:style-name="T11"> </text:span><text:span text:style-name="Source_20_Text"><text:span text:style-name="T11">grep</text:span></text:span><text:span text:style-name="T11"> </text:span><text:span text:style-name="Source_20_Text"><text:span text:style-name="T11">some_function</text:span></text:span></text:p>
              <text:p text:style-name="P5"> </text:p>
              <text:p text:style-name="P8"><text:span text:style-name="Source_20_Text"><text:span text:style-name="T11">cat</text:span></text:span><text:span text:style-name="T11"> </text:span><text:span text:style-name="Source_20_Text"><text:span text:style-name="T11">hosts | xargs</text:span></text:span><text:span text:style-name="T11"> </text:span><text:span text:style-name="Source_20_Text"><text:span text:style-name="T11">-I{} ssh</text:span></text:span><text:span text:style-name="T11"> </text:span><text:span text:style-name="Source_20_Text"><text:span text:style-name="T11">root@{} hostname</text:span></text:span></text:p>
            </table:table-cell>
          </table:table-row>
        </table:table>
      </text:section>
      <text:list xml:id="list8328418427801918676" text:style-name="L13">
        <text:list-item>
          <text:p text:style-name="P18"><text:span text:style-name="T7">pstree -p </text:span><text:span text:style-name="T8">可以帮你显示进程树。（读过我的那篇《</text:span><text:a xlink:type="simple" xlink:href="http://coolshell.cn/articles/7965.html" office:target-frame-name="_blank" xlink:show="new"><text:span text:style-name="T10">一个</text:span></text:a><text:a xlink:type="simple" xlink:href="http://coolshell.cn/articles/7965.html" office:target-frame-name="_blank" xlink:show="new"><text:span text:style-name="T9">fork</text:span></text:a><text:a xlink:type="simple" xlink:href="http://coolshell.cn/articles/7965.html" office:target-frame-name="_blank" xlink:show="new"><text:span text:style-name="T10">的面试题</text:span></text:a><text:span text:style-name="T8">》的人应该都不陌生）</text:span></text:p>
        </text:list-item>
      </text:list>
      <text:list xml:id="list4740870901897998506" text:style-name="L14">
        <text:list-item>
          <text:p text:style-name="P29"><text:span text:style-name="T6">使用 </text:span><text:span text:style-name="T4">pgrep </text:span><text:span text:style-name="T6">和 </text:span><text:span text:style-name="T4">pkill </text:span><text:span text:style-name="T6">来找到或是</text:span><text:span text:style-name="T4">kill </text:span><text:span text:style-name="T6">某个名字的进程。 </text:span><text:span text:style-name="T4">(-f </text:span><text:span text:style-name="T6">选项很有用</text:span><text:span text:style-name="T4">).</text:span></text:p>
        </text:list-item>
      </text:list>
      <text:list xml:id="list8926149177096416757" text:style-name="L15">
        <text:list-item>
          <text:p text:style-name="P30"><text:span text:style-name="T6">了解可以发给进程的信号。例如：要挂起一个进程，使用 </text:span><text:span text:style-name="T4">kill -STOP [pid]. </text:span><text:span text:style-name="T6">使用 </text:span><text:span text:style-name="T4">man 7 signal </text:span><text:span text:style-name="T6">来查看各种信号，使用</text:span><text:span text:style-name="T4">kill -l </text:span><text:span text:style-name="T6">来查看数字和信号的对应表</text:span></text:p>
        </text:list-item>
      </text:list>
      <text:list xml:id="list8909935155204353558" text:style-name="L16">
        <text:list-item>
          <text:p text:style-name="P31"><text:span text:style-name="T6">使用 </text:span><text:span text:style-name="T4">nohup </text:span><text:span text:style-name="T6">或  </text:span><text:span text:style-name="T4">disown </text:span><text:span text:style-name="T6">如果你要让某个进程运行在后台。</text:span></text:p>
        </text:list-item>
      </text:list>
      <text:list xml:id="list1854926234197034034" text:style-name="L17">
        <text:list-item>
          <text:p text:style-name="P32"><text:span text:style-name="T6">使用</text:span><text:span text:style-name="T4">netstat -lntp</text:span><text:span text:style-name="T6">来看看有侦听在网络某端口的进程。当然，也可以使用 </text:span><text:span text:style-name="T4">lsof</text:span><text:span text:style-name="T6">。</text:span></text:p>
        </text:list-item>
      </text:list>
      <text:list xml:id="list5512291201044990596" text:style-name="L18">
        <text:list-item>
          <text:p text:style-name="P33"><text:span text:style-name="T6">在</text:span><text:span text:style-name="T4">bash</text:span><text:span text:style-name="T6">的脚本中，你可以使用 </text:span><text:span text:style-name="T4">set -x </text:span><text:span text:style-name="T6">来</text:span><text:span text:style-name="T4">debug</text:span><text:span text:style-name="T6">输出。使用 </text:span><text:span text:style-name="T4">set -e </text:span><text:span text:style-name="T6">来当有错误发生的时候</text:span><text:span text:style-name="T4">abort</text:span><text:span text:style-name="T6">执行。考虑使用 </text:span><text:span text:style-name="T4">set -o pipefail </text:span><text:span text:style-name="T6">来限制错误。还可以使用</text:span><text:span text:style-name="T4">trap</text:span><text:span text:style-name="T6">来截获信号（如截获</text:span><text:span text:style-name="T4">ctrl+c</text:span><text:span text:style-name="T6">）。</text:span></text:p>
        </text:list-item>
      </text:list>
      <text:list xml:id="list1682558793107503520" text:style-name="L19">
        <text:list-item>
          <text:p text:style-name="P34"><text:span text:style-name="T6">在</text:span><text:span text:style-name="T4">bash </text:span><text:span text:style-name="T6">脚本中，</text:span><text:span text:style-name="T4">subshells (</text:span><text:span text:style-name="T6">写在圆括号里的</text:span><text:span text:style-name="T4">) </text:span><text:span text:style-name="T6">是一个很方便的方式来组合一些命令。一个常用的例子是临时地到另一个目录中，例如：</text:span></text:p>
        </text:list-item>
      </text:list>
      <text:section text:style-name="Sect1" text:name="highlighter_87841"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4">1</text:p>
              <text:p text:style-name="P4">2</text:p>
              <text:p text:style-name="P4">3</text:p>
            </table:table-cell>
            <table:table-cell table:style-name="表格2.A1" office:value-type="string">
              <text:p text:style-name="P7"><text:span text:style-name="Source_20_Text"><text:span text:style-name="T12"># do something in current dir</text:span></text:span></text:p>
              <text:p text:style-name="P6"><text:span text:style-name="Source_20_Text"><text:span text:style-name="T11">(cd</text:span></text:span><text:span text:style-name="T11"> </text:span><text:span text:style-name="Source_20_Text"><text:span text:style-name="T11">/some/other/dir; other-command)</text:span></text:span></text:p>
              <text:p text:style-name="P8"><text:span text:style-name="Source_20_Text"><text:span text:style-name="T12"># continue in original dir</text:span></text:span></text:p>
            </table:table-cell>
          </table:table-row>
        </table:table>
      </text:section>
      <text:list xml:id="list6396764933930283497" text:style-name="L20">
        <text:list-item>
          <text:p text:style-name="P35"><text:span text:style-name="T6">在 </text:span><text:span text:style-name="T4">bash </text:span><text:span text:style-name="T6">中，注意那里有很多的变量展开。如：检查一个变量是否存在</text:span><text:span text:style-name="T4">: ${name:?error message}</text:span><text:span text:style-name="T6">。如果一个</text:span><text:span text:style-name="T4">bash</text:span><text:span text:style-name="T6">的脚本需要一个参数，也许就是这样一个表达式 </text:span><text:span text:style-name="T4">input_file=${1:?usage: $0 input_file}</text:span><text:span text:style-name="T6">。一个计算表达式： </text:span><text:span text:style-name="T4">i=$(( (i + 1) % 5 ))</text:span><text:span text:style-name="T6">。一个序列： </text:span><text:span text:style-name="T4">{1..10}</text:span><text:span text:style-name="T6">。 截断一个字符串： </text:span><text:span text:style-name="T4">${var%suffix} </text:span><text:span text:style-name="T6">和 </text:span><text:span text:style-name="T4">${var#prefix}</text:span><text:span text:style-name="T6">。 示例： </text:span><text:span text:style-name="T4">if var=foo.pdf, then echo ${var</text:span><text:soft-page-break/><text:span text:style-name="T4">%.pdf}.txt prints “foo.txt”.</text:span></text:p>
        </text:list-item>
      </text:list>
      <text:list xml:id="list983490240938533309" text:style-name="L21">
        <text:list-item>
          <text:p text:style-name="P36"><text:span text:style-name="T6">通过 </text:span><text:span text:style-name="T4">&lt;(some command) </text:span><text:span text:style-name="T6">可以把某命令当成一个文件。示例：比较一个本地文件和远程文件 </text:span><text:span text:style-name="T4">/etc/hosts</text:span><text:span text:style-name="T6">： </text:span><text:span text:style-name="T4">diff /etc/hosts &lt;(ssh somehost cat /etc/hosts)</text:span></text:p>
        </text:list-item>
      </text:list>
      <text:list xml:id="list38617903908100107" text:style-name="L22">
        <text:list-item>
          <text:p text:style-name="P19"><text:span text:style-name="T8">了解什么叫 “</text:span><text:a xlink:type="simple" xlink:href="http://zh.wikipedia.org/wiki/Here文档" office:target-frame-name="_blank" xlink:show="new"><text:span text:style-name="T9">here documents</text:span></text:a><text:span text:style-name="T7">” </text:span><text:span text:style-name="T8">，就是诸如 </text:span><text:span text:style-name="T7">cat &lt;&lt;EOF </text:span><text:span text:style-name="T8">这样的东西。</text:span></text:p>
        </text:list-item>
      </text:list>
      <text:list xml:id="list1489723928099627320" text:style-name="L23">
        <text:list-item>
          <text:p text:style-name="P37"><text:span text:style-name="T6">在 </text:span><text:span text:style-name="T4">bash</text:span><text:span text:style-name="T6">中，使用重定向到标准输出和标准错误。如： </text:span><text:span text:style-name="T4">some-command &gt;logfile 2&gt;&amp;1</text:span><text:span text:style-name="T6">。另外，要确认某命令没有把某个打开了的文件句柄重定向给标准输入，最佳实践是加上 “</text:span><text:span text:style-name="T4">&lt;/dev/null”</text:span><text:span text:style-name="T6">，把</text:span><text:span text:style-name="T4">/dev/null</text:span><text:span text:style-name="T6">重定向到标准输入。</text:span></text:p>
        </text:list-item>
      </text:list>
      <text:list xml:id="list1668917663853327745" text:style-name="L24">
        <text:list-item>
          <text:p text:style-name="P38"><text:span text:style-name="T6">使用 </text:span><text:span text:style-name="T4">man ascii </text:span><text:span text:style-name="T6">来查看 </text:span><text:span text:style-name="T4">ASCII </text:span><text:span text:style-name="T6">表。</text:span></text:p>
        </text:list-item>
      </text:list>
      <text:list xml:id="list2689611412584542490" text:style-name="L25">
        <text:list-item>
          <text:p text:style-name="P20"><text:span text:style-name="T8">在远端的 </text:span><text:span text:style-name="T7">ssh </text:span><text:span text:style-name="T8">会话里，使用 </text:span><text:span text:style-name="T7">screen </text:span><text:span text:style-name="T8">或 </text:span><text:span text:style-name="T7">dtach </text:span><text:span text:style-name="T8">来保存你的会话。（参看《</text:span><text:a xlink:type="simple" xlink:href="http://coolshell.cn/articles/7829.html" office:target-frame-name="_blank" xlink:show="new"><text:span text:style-name="T9">28</text:span></text:a><text:a xlink:type="simple" xlink:href="http://coolshell.cn/articles/7829.html" office:target-frame-name="_blank" xlink:show="new"><text:span text:style-name="T10">个</text:span></text:a><text:a xlink:type="simple" xlink:href="http://coolshell.cn/articles/7829.html" office:target-frame-name="_blank" xlink:show="new"><text:span text:style-name="T9">Unix/Linux</text:span></text:a><text:a xlink:type="simple" xlink:href="http://coolshell.cn/articles/7829.html" office:target-frame-name="_blank" xlink:show="new"><text:span text:style-name="T10">的命令行神器</text:span></text:a><text:span text:style-name="T8">》）</text:span></text:p>
        </text:list-item>
      </text:list>
      <text:list xml:id="list7762502746188658698" text:style-name="L26">
        <text:list-item>
          <text:p text:style-name="P39"><text:span text:style-name="T6">要来</text:span><text:span text:style-name="T4">debug Web</text:span><text:span text:style-name="T6">，试试</text:span><text:span text:style-name="T4">curl </text:span><text:span text:style-name="T6">和 </text:span><text:span text:style-name="T4">curl -I </text:span><text:span text:style-name="T6">或是 </text:span><text:span text:style-name="T4">wget </text:span><text:span text:style-name="T6">。我觉得</text:span><text:span text:style-name="T4">debug Web</text:span><text:span text:style-name="T6">的利器是</text:span><text:span text:style-name="T4">firebug</text:span><text:span text:style-name="T6">，</text:span><text:span text:style-name="T4">curl</text:span><text:span text:style-name="T6">和</text:span><text:span text:style-name="T4">wget</text:span><text:span text:style-name="T6">是用来抓网页的，呵呵。</text:span></text:p>
        </text:list-item>
      </text:list>
      <text:list xml:id="list3338672166768828089" text:style-name="L27">
        <text:list-item>
          <text:p text:style-name="P40"><text:span text:style-name="T6">把 </text:span><text:span text:style-name="T4">HTML </text:span><text:span text:style-name="T6">转成文本： </text:span><text:span text:style-name="T4">lynx -dump -stdin</text:span></text:p>
        </text:list-item>
      </text:list>
      <text:list xml:id="list7274957207625833228" text:style-name="L28">
        <text:list-item>
          <text:p text:style-name="P41"><text:span text:style-name="T6">如果你要处理</text:span><text:span text:style-name="T4">XML</text:span><text:span text:style-name="T6">，使用 </text:span><text:span text:style-name="T4">xmlstarlet</text:span></text:p>
        </text:list-item>
      </text:list>
      <text:list xml:id="list9094151263168763808" text:style-name="L29">
        <text:list-item>
          <text:p text:style-name="P42"><text:span text:style-name="T6">对于 </text:span><text:span text:style-name="T4">Amazon S3</text:span><text:span text:style-name="T6">， </text:span><text:span text:style-name="T4">s3cmd </text:span><text:span text:style-name="T6">是一个很方便的命令（还有点不成熟）</text:span></text:p>
        </text:list-item>
      </text:list>
      <text:list xml:id="list5005852257584979718" text:style-name="L30">
        <text:list-item>
          <text:p text:style-name="P43"><text:span text:style-name="T6">在 </text:span><text:span text:style-name="T4">ssh</text:span><text:span text:style-name="T6">中，知道怎么来使用</text:span><text:span text:style-name="T4">ssh</text:span><text:span text:style-name="T6">隧道。通过 </text:span><text:span text:style-name="T4">-L or -D (</text:span><text:span text:style-name="T6">还有</text:span><text:span text:style-name="T4">-R) </text:span><text:span text:style-name="T6">，翻墙神器。</text:span></text:p>
        </text:list-item>
      </text:list>
      <text:list xml:id="list7586343541245653306" text:style-name="L31">
        <text:list-item>
          <text:p text:style-name="P44"><text:span text:style-name="T6">你还可以对你的</text:span><text:span text:style-name="T4">ssh </text:span><text:span text:style-name="T6">做点优化。比如，</text:span><text:span text:style-name="T4">.ssh/config </text:span><text:span text:style-name="T6">包含着一些配置：避免链接被丢弃，链接新的</text:span><text:span text:style-name="T4">host</text:span><text:span text:style-name="T6">时不需要确认，转发认证，以前使用压缩（如果你要使用</text:span><text:span text:style-name="T4">scp</text:span><text:span text:style-name="T6">传文件）：</text:span></text:p>
        </text:list-item>
      </text:list>
      <text:section text:style-name="Sect1" text:name="highlighter_81406">
        <table:table table:name="表格3" table:style-name="表格3">
          <table:table-column table:style-name="表格3.A"/>
          <table:table-column table:style-name="表格3.B"/>
          <table:table-row>
            <table:table-cell table:style-name="表格3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</table:table-cell>
            <table:table-cell table:style-name="表格3.A1" office:value-type="string">
              <text:p text:style-name="P6"><text:span text:style-name="Source_20_Text"><text:span text:style-name="T11">TCPKeepAlive=yes</text:span></text:span></text:p>
              <text:p text:style-name="P6"><text:span text:style-name="Source_20_Text"><text:span text:style-name="T11">ServerAliveInterval=15</text:span></text:span></text:p>
              <text:p text:style-name="P6"><text:span text:style-name="Source_20_Text"><text:span text:style-name="T11">ServerAliveCountMax=6</text:span></text:span></text:p>
              <text:p text:style-name="P6"><text:span text:style-name="Source_20_Text"><text:span text:style-name="T11">StrictHostKeyChecking=no</text:span></text:span></text:p>
              <text:p text:style-name="P6"><text:span text:style-name="Source_20_Text"><text:span text:style-name="T11">Compression=yes</text:span></text:span></text:p>
              <text:p text:style-name="P8"><text:span text:style-name="Source_20_Text"><text:span text:style-name="T11">ForwardAgent=yes</text:span></text:span></text:p>
            </table:table-cell>
          </table:table-row>
        </table:table>
      </text:section>
      <text:list xml:id="list8610650259231087744" text:style-name="L32">
        <text:list-item>
          <text:p text:style-name="P45"><text:span text:style-name="T6">如果你有输了个命令行，但是你改变注意了，但你又不想删除它，因为你要在历史命令中找到它，但你也不想执行它。那么，你可以按下 </text:span><text:span text:style-name="T4">Alt-# </text:span><text:span text:style-name="T6">，于是这个命令关就被加了一个</text:span><text:span text:style-name="T4">#</text:span><text:span text:style-name="T6">字符，于是就被注释掉了。</text:span></text:p>
        </text:list-item>
      </text:list>
      <text:p text:style-name="P2">数据处理 </text:p>
      <text:list xml:id="list130342090391864684" text:style-name="L33">
        <text:list-item>
          <text:p text:style-name="P46"><text:span text:style-name="T6">了解 </text:span><text:span text:style-name="T4">sort </text:span><text:span text:style-name="T6">和 </text:span><text:span text:style-name="T4">uniq </text:span><text:span text:style-name="T6">命令 </text:span><text:span text:style-name="T4">(</text:span><text:span text:style-name="T6">包括 </text:span><text:span text:style-name="T4">uniq </text:span><text:span text:style-name="T6">的 </text:span><text:span text:style-name="T4">-u </text:span><text:span text:style-name="T6">和 </text:span><text:span text:style-name="T4">-d </text:span><text:span text:style-name="T6">选项</text:span><text:span text:style-name="T4">).</text:span></text:p>
        </text:list-item>
      </text:list>
      <text:list xml:id="list7034368089441806826" text:style-name="L34">
        <text:list-item>
          <text:p text:style-name="P47"><text:span text:style-name="T6">了解用 </text:span><text:span text:style-name="T4">cut, paste, </text:span><text:span text:style-name="T6">和 </text:span><text:span text:style-name="T4">join </text:span><text:span text:style-name="T6">命令来操作文本文件。很多人忘了在</text:span><text:span text:style-name="T4">cut</text:span><text:span text:style-name="T6">前使用</text:span><text:span text:style-name="T4">join</text:span><text:span text:style-name="T6">。</text:span></text:p>
        </text:list-item>
      </text:list>
      <text:list xml:id="list5073240334208874014" text:style-name="L35">
        <text:list-item>
          <text:p text:style-name="P48"><text:span text:style-name="T6">如果你知道怎么用</text:span><text:span text:style-name="T4">sort/uniq</text:span><text:span text:style-name="T6">来做集合交集、并集、差集能很大地促进你的工作效率。假设有两个文本文件</text:span><text:span text:style-name="T4">a</text:span><text:span text:style-name="T6">和</text:span><text:span text:style-name="T4">b</text:span><text:span text:style-name="T6">已解被 </text:span><text:span text:style-name="T4">uniq</text:span><text:span text:style-name="T6">了，那么，用</text:span><text:span text:style-name="T4">sort/uniq</text:span><text:span text:style-name="T6">会是最快的方式，无论这两个文件有多大（</text:span><text:span text:style-name="T4">sort</text:span><text:span text:style-name="T6">不会被内存所限，你甚至可以使用</text:span><text:span text:style-name="T4">-T</text:span><text:span text:style-name="T6">选项，如果你的</text:span><text:span text:style-name="T4">/tmp</text:span><text:span text:style-name="T6">目录很小）</text:span></text:p>
        </text:list-item>
      </text:list>
      <text:section text:style-name="Sect1" text:name="highlighter_270935">
        <table:table table:name="表格4" table:style-name="表格4">
          <table:table-column table:style-name="表格4.A"/>
          <table:table-column table:style-name="表格4.B"/>
          <text:soft-page-break/>
          <table:table-row>
            <table:table-cell table:style-name="表格4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</table:table-cell>
            <table:table-cell table:style-name="表格4.A1" office:value-type="string">
              <text:p text:style-name="P7"><text:span text:style-name="Source_20_Text"><text:span text:style-name="T11">cat</text:span></text:span><text:span text:style-name="T11"> </text:span><text:span text:style-name="Source_20_Text"><text:span text:style-name="T11">a b | sort</text:span></text:span><text:span text:style-name="T11"> </text:span><text:span text:style-name="Source_20_Text"><text:span text:style-name="T11">| uniq</text:span></text:span><text:span text:style-name="T11"> </text:span><text:span text:style-name="Source_20_Text"><text:span text:style-name="T11">&gt; c   </text:span></text:span><text:span text:style-name="Source_20_Text"><text:span text:style-name="T12"># c is a union b </text:span></text:span><text:span text:style-name="Source_20_Text"><text:span text:style-name="T13">并集</text:span></text:span></text:p>
              <text:p text:style-name="P5"> </text:p>
              <text:p text:style-name="P7"><text:span text:style-name="Source_20_Text"><text:span text:style-name="T11">cat</text:span></text:span><text:span text:style-name="T11"> </text:span><text:span text:style-name="Source_20_Text"><text:span text:style-name="T11">a b | sort</text:span></text:span><text:span text:style-name="T11"> </text:span><text:span text:style-name="Source_20_Text"><text:span text:style-name="T11">| uniq</text:span></text:span><text:span text:style-name="T11"> </text:span><text:span text:style-name="Source_20_Text"><text:span text:style-name="T11">-d &gt; c   </text:span></text:span><text:span text:style-name="Source_20_Text"><text:span text:style-name="T12"># c is a intersect b </text:span></text:span><text:span text:style-name="Source_20_Text"><text:span text:style-name="T13">交集</text:span></text:span></text:p>
              <text:p text:style-name="P5"> </text:p>
              <text:p text:style-name="P8"><text:span text:style-name="Source_20_Text"><text:span text:style-name="T11">cat</text:span></text:span><text:span text:style-name="T11"> </text:span><text:span text:style-name="Source_20_Text"><text:span text:style-name="T11">a b b | sort</text:span></text:span><text:span text:style-name="T11"> </text:span><text:span text:style-name="Source_20_Text"><text:span text:style-name="T11">| uniq</text:span></text:span><text:span text:style-name="T11"> </text:span><text:span text:style-name="Source_20_Text"><text:span text:style-name="T11">-u &gt; c   </text:span></text:span><text:span text:style-name="Source_20_Text"><text:span text:style-name="T12"># c is set difference a - b </text:span></text:span><text:span text:style-name="Source_20_Text"><text:span text:style-name="T13">差集</text:span></text:span></text:p>
            </table:table-cell>
          </table:table-row>
        </table:table>
      </text:section>
      <text:list xml:id="list6476780994147429666" text:style-name="L36">
        <text:list-item>
          <text:p text:style-name="P49"><text:span text:style-name="T6">了解和字符集相关的命令行工具，包括排序和性能。很多的</text:span><text:span text:style-name="T4">Linux</text:span><text:span text:style-name="T6">安装程序都会设置</text:span><text:span text:style-name="T4">LANG </text:span><text:span text:style-name="T6">或是其它和字符集相关的环境变量。这些东西可能会让一些命令（如：</text:span><text:span text:style-name="T4">sort</text:span><text:span text:style-name="T6">）的执行性能慢</text:span><text:span text:style-name="T4">N</text:span><text:span text:style-name="T6">多倍（注：就算是你用</text:span><text:span text:style-name="T4">UTF-8</text:span><text:span text:style-name="T6">编码文本文件，你也可以很安全地使用</text:span><text:span text:style-name="T4">ASCII</text:span><text:span text:style-name="T6">来对其排序）。如果你想</text:span><text:span text:style-name="T4">Disable</text:span><text:span text:style-name="T6">那个</text:span><text:span text:style-name="T4">i18n </text:span><text:span text:style-name="T6">并使用传统的基于</text:span><text:span text:style-name="T4">byte</text:span><text:span text:style-name="T6">的排序方法，那就设置</text:span><text:span text:style-name="T4">export LC_ALL=C </text:span><text:span text:style-name="T6">（实际上，你可以把其放在 </text:span><text:span text:style-name="T4">.bashrc</text:span><text:span text:style-name="T6">）。如果这设置这个变量，你的</text:span><text:span text:style-name="T4">sort</text:span><text:span text:style-name="T6">命令很有可能会是错的。</text:span></text:p>
        </text:list-item>
      </text:list>
      <text:list xml:id="list2821219256319307418" text:style-name="L37">
        <text:list-item>
          <text:p text:style-name="P50"><text:span text:style-name="T6">了解 </text:span><text:span text:style-name="T4">awk </text:span><text:span text:style-name="T6">和 </text:span><text:span text:style-name="T4">sed</text:span><text:span text:style-name="T6">，并用他们来做一些简单的数据修改操作。例如：求第三列的数字之和： </text:span><text:span text:style-name="T4">awk ‘{ x += $3 } END { print x }’</text:span><text:span text:style-name="T6">。这可能会比</text:span><text:span text:style-name="T4">Python</text:span><text:span text:style-name="T6">快</text:span><text:span text:style-name="T4">3</text:span><text:span text:style-name="T6">倍，并比</text:span><text:span text:style-name="T4">Python</text:span><text:span text:style-name="T6">的代码少三倍。</text:span></text:p>
        </text:list-item>
      </text:list>
      <text:list xml:id="list6937191695957013217" text:style-name="L38">
        <text:list-item>
          <text:p text:style-name="P51"><text:span text:style-name="T6">使用 </text:span><text:span text:style-name="T4">shuf </text:span><text:span text:style-name="T6">来打乱一个文件中的行或是选择文件中一个随机的行。</text:span></text:p>
        </text:list-item>
      </text:list>
      <text:list xml:id="list3794634815807640457" text:style-name="L39">
        <text:list-item>
          <text:p text:style-name="P52"><text:span text:style-name="T6">了解</text:span><text:span text:style-name="T4">sort</text:span><text:span text:style-name="T6">命令的选项。了解</text:span><text:span text:style-name="T4">key</text:span><text:span text:style-name="T6">是什么（</text:span><text:span text:style-name="T4">-t</text:span><text:span text:style-name="T6">和</text:span><text:span text:style-name="T4">-k</text:span><text:span text:style-name="T6">）。具体说来，你可以使用</text:span><text:span text:style-name="T4">-k1,1</text:span><text:span text:style-name="T6">来对第一列排序，</text:span><text:span text:style-name="T4">-k1</text:span><text:span text:style-name="T6">来对全行排序。</text:span></text:p>
        </text:list-item>
      </text:list>
      <text:list xml:id="list4481116414903719659" text:style-name="L40">
        <text:list-item>
          <text:p text:style-name="P53"><text:span text:style-name="T4">Stable sort (sort -s) </text:span><text:span text:style-name="T6">会很有用。例如：如果你要想对两例排序，先是以第二列，然后再以第一列，那么你可以这样： </text:span><text:span text:style-name="T4">sort -k1,1 | sort -s -k2,2</text:span></text:p>
        </text:list-item>
      </text:list>
      <text:list xml:id="list3308793799467113122" text:style-name="L41">
        <text:list-item>
          <text:p text:style-name="P54"><text:span text:style-name="T6">我们知道，在</text:span><text:span text:style-name="T4">bash</text:span><text:span text:style-name="T6">命令行下，</text:span><text:span text:style-name="T4">Tab</text:span><text:span text:style-name="T6">键是用来做目录文件自动完成的事的。但是如果你想输入一个</text:span><text:span text:style-name="T4">Tab</text:span><text:span text:style-name="T6">字符（比如：你想在</text:span><text:span text:style-name="T4">sort -t</text:span><text:span text:style-name="T6">选项后输入</text:span><text:span text:style-name="T4">&lt;tab&gt;</text:span><text:span text:style-name="T6">字符），你可以先按</text:span><text:span text:style-name="T4">Ctrl-V</text:span><text:span text:style-name="T6">，然后再按</text:span><text:span text:style-name="T4">Tab</text:span><text:span text:style-name="T6">键，就可以输入</text:span><text:span text:style-name="T4">&lt;tab&gt;</text:span><text:span text:style-name="T6">字符了。当然，你也可以使用</text:span><text:span text:style-name="T4">$’\t’</text:span><text:span text:style-name="T6">。</text:span></text:p>
        </text:list-item>
      </text:list>
      <text:list xml:id="list2709366971941641163" text:style-name="L42">
        <text:list-item>
          <text:p text:style-name="P21"><text:span text:style-name="T8">如果你想查看二进制文件，你可以使用</text:span><text:span text:style-name="T7">hd</text:span><text:span text:style-name="T8">命令（在</text:span><text:span text:style-name="T7">CentOS</text:span><text:span text:style-name="T8">下是</text:span><text:span text:style-name="T7">hexdump</text:span><text:span text:style-name="T8">命令），如果你想编译二进制文件，你可以使用</text:span><text:span text:style-name="T7">bvi</text:span><text:span text:style-name="T8">命令（</text:span><text:a xlink:type="simple" xlink:href="http://bvi.sourceforge.net/" office:target-frame-name="_blank" xlink:show="new"><text:span text:style-name="T9">http://bvi.sourceforge.net/</text:span></text:a><text:span text:style-name="T7"> </text:span><text:span text:style-name="T8">墙）</text:span></text:p>
        </text:list-item>
      </text:list>
      <text:list xml:id="list4316881112660372325" text:style-name="L43">
        <text:list-item>
          <text:p text:style-name="P55"><text:span text:style-name="T6">另外，对于二进制文件，你可以使用</text:span><text:span text:style-name="T4">strings</text:span><text:span text:style-name="T6">（配合</text:span><text:span text:style-name="T4">grep</text:span><text:span text:style-name="T6">等）来查看二进制中的文本。</text:span></text:p>
        </text:list-item>
      </text:list>
      <text:list xml:id="list8809358548467137132" text:style-name="L44">
        <text:list-item>
          <text:p text:style-name="P56"><text:span text:style-name="T6">对于文本文件转码，你可以试一下 </text:span><text:span text:style-name="T4">iconv</text:span><text:span text:style-name="T6">。或是试试更强的 </text:span><text:span text:style-name="T4">uconv </text:span><text:span text:style-name="T6">命令（这个命令支持更高级的</text:span><text:span text:style-name="T4">Unicode</text:span><text:span text:style-name="T6">编码）</text:span></text:p>
        </text:list-item>
      </text:list>
      <text:list xml:id="list6700257002278666987" text:style-name="L45">
        <text:list-item>
          <text:p text:style-name="P57"><text:span text:style-name="T6">如果你要分隔一个大文件，你可以使用</text:span><text:span text:style-name="T4">split</text:span><text:span text:style-name="T6">命令（</text:span><text:span text:style-name="T4">split by size</text:span><text:span text:style-name="T6">）和</text:span><text:span text:style-name="T4">csplit</text:span><text:span text:style-name="T6">命令（</text:span><text:span text:style-name="T4">split by a pattern</text:span><text:span text:style-name="T6">）。</text:span></text:p>
        </text:list-item>
      </text:list>
      <text:p text:style-name="P2">系统调试</text:p>
      <text:list xml:id="list5263422266644973768" text:style-name="L46">
        <text:list-item>
          <text:p text:style-name="P22"><text:span text:style-name="T8">如果你想知道磁盘、</text:span><text:span text:style-name="T7">CPU</text:span><text:span text:style-name="T8">、或网络状态，你可以使用 </text:span><text:span text:style-name="T7">iostat, netstat, top (</text:span><text:span text:style-name="T8">或更好的 </text:span><text:span text:style-name="T7">htop), </text:span><text:span text:style-name="T8">还有 </text:span><text:span text:style-name="T7">dstat </text:span><text:span text:style-name="T8">命令。你可以很快地知道你的系统发生了什么事。关于这方面的命令，还有</text:span><text:span text:style-name="T7">iftop, iotop</text:span><text:span text:style-name="T8">等（参看《</text:span><text:a xlink:type="simple" xlink:href="http://coolshell.cn/articles/7829.html" office:target-frame-name="_blank" xlink:show="new"><text:span text:style-name="T9">28</text:span></text:a><text:a xlink:type="simple" xlink:href="http://coolshell.cn/articles/7829.html" office:target-frame-name="_blank" xlink:show="new"><text:span text:style-name="T10">个</text:span></text:a><text:a xlink:type="simple" xlink:href="http://coolshell.cn/articles/7829.html" office:target-frame-name="_blank" xlink:show="new"><text:span text:style-name="T9">Unix/Linux</text:span></text:a><text:a xlink:type="simple" xlink:href="http://coolshell.cn/articles/7829.html" office:target-frame-name="_blank" xlink:show="new"><text:span text:style-name="T10">的命令行神器</text:span></text:a><text:span text:style-name="T8">》）</text:span></text:p>
        </text:list-item>
      </text:list>
      <text:list xml:id="list2708773911902358551" text:style-name="L47">
        <text:list-item>
          <text:p text:style-name="P58"><text:span text:style-name="T6">要了解内存的状态，你可以使用</text:span><text:span text:style-name="T4">free</text:span><text:span text:style-name="T6">和</text:span><text:span text:style-name="T4">vmstat</text:span><text:span text:style-name="T6">命令。具体来说，你需要注意 “</text:span><text:span text:style-name="T4">cached” </text:span><text:span text:style-name="T6">的值，这个值是</text:span><text:span text:style-name="T4">Linux</text:span><text:span text:style-name="T6">内核占用的内存。还有</text:span><text:span text:style-name="T4">free</text:span><text:span text:style-name="T6">的值。</text:span></text:p>
        </text:list-item>
      </text:list>
      <text:list xml:id="list4782357125747922682" text:style-name="L48">
        <text:list-item>
          <text:p text:style-name="P59"><text:soft-page-break/><text:span text:style-name="T4">Java </text:span><text:span text:style-name="T6">系统监控有一个小的技巧是，你可以使用</text:span><text:span text:style-name="T4">kill -3 &lt;pid&gt; </text:span><text:span text:style-name="T6">发一个</text:span><text:span text:style-name="T4">SIGQUIT</text:span><text:span text:style-name="T6">的信号给</text:span><text:span text:style-name="T4">JVM</text:span><text:span text:style-name="T6">，可以把堆栈信息（包括垃圾回收的信息）</text:span><text:span text:style-name="T4">dump</text:span><text:span text:style-name="T6">到</text:span><text:span text:style-name="T4">stderr/logs</text:span><text:span text:style-name="T6">。</text:span></text:p>
        </text:list-item>
      </text:list>
      <text:list xml:id="list5871569643465006333" text:style-name="L49">
        <text:list-item>
          <text:p text:style-name="P60"><text:span text:style-name="T6">使用 </text:span><text:span text:style-name="T4">mtr </text:span><text:span text:style-name="T6">会比使用 </text:span><text:span text:style-name="T4">traceroute </text:span><text:span text:style-name="T6">要更容易定位一个网络问题。</text:span></text:p>
        </text:list-item>
      </text:list>
      <text:list xml:id="list5136272068711001886" text:style-name="L50">
        <text:list-item>
          <text:p text:style-name="P61"><text:span text:style-name="T6">如果你要找到哪个</text:span><text:span text:style-name="T4">socket</text:span><text:span text:style-name="T6">或进程在使用网络带宽，你可以使用 </text:span><text:span text:style-name="T4">iftop </text:span><text:span text:style-name="T6">或 </text:span><text:span text:style-name="T4">nethogs</text:span><text:span text:style-name="T6">。</text:span></text:p>
        </text:list-item>
      </text:list>
      <text:list xml:id="list3432395330242731480" text:style-name="L51">
        <text:list-item>
          <text:p text:style-name="P62"><text:span text:style-name="T4">Apache</text:span><text:span text:style-name="T6">的一个叫 </text:span><text:span text:style-name="T4">ab </text:span><text:span text:style-name="T6">的工具是一个很有用的，用</text:span><text:span text:style-name="T4">quick-and-dirty</text:span><text:span text:style-name="T6">的方式来测试网站服务器的性能负载的工作。如果你需要更为复杂的测试，你可以试试 </text:span><text:span text:style-name="T4">siege</text:span><text:span text:style-name="T6">。</text:span></text:p>
        </text:list-item>
      </text:list>
      <text:list xml:id="list8566014598279951530" text:style-name="L52">
        <text:list-item>
          <text:p text:style-name="P63"><text:span text:style-name="T6">如果你要抓网络包的话，试试 </text:span><text:span text:style-name="T4">wireshark </text:span><text:span text:style-name="T6">或 </text:span><text:span text:style-name="T4">tshark</text:span><text:span text:style-name="T6">。</text:span></text:p>
        </text:list-item>
      </text:list>
      <text:list xml:id="list4355687259962818383" text:style-name="L53">
        <text:list-item>
          <text:p text:style-name="P64"><text:span text:style-name="T6">了解 </text:span><text:span text:style-name="T4">strace </text:span><text:span text:style-name="T6">和 </text:span><text:span text:style-name="T4">ltrace</text:span><text:span text:style-name="T6">。这两个命令可以让你查看进程的系统调用，这有助于你分析进程的</text:span><text:span text:style-name="T4">hang</text:span><text:span text:style-name="T6">在哪了，怎么</text:span><text:span text:style-name="T4">crash</text:span><text:span text:style-name="T6">和</text:span><text:span text:style-name="T4">failed</text:span><text:span text:style-name="T6">的。你还可以用其来做性能</text:span><text:span text:style-name="T4">profile</text:span><text:span text:style-name="T6">，使用 </text:span><text:span text:style-name="T4">-c </text:span><text:span text:style-name="T6">选项，你可以使用</text:span><text:span text:style-name="T4">-p</text:span><text:span text:style-name="T6">选项来</text:span><text:span text:style-name="T4">attach</text:span><text:span text:style-name="T6">上任意一个进程。</text:span></text:p>
        </text:list-item>
      </text:list>
      <text:list xml:id="list8460891772740833522" text:style-name="L54">
        <text:list-item>
          <text:p text:style-name="P23"><text:span text:style-name="T8">了解用</text:span><text:span text:style-name="T7">ldd</text:span><text:span text:style-name="T8">命令来检查相关的动态链接库。注意：</text:span><text:a xlink:type="simple" xlink:href="http://coolshell.cn/articles/1626.html" office:target-frame-name="_blank" xlink:show="new"><text:span text:style-name="T9">ldd</text:span></text:a><text:a xlink:type="simple" xlink:href="http://coolshell.cn/articles/1626.html" office:target-frame-name="_blank" xlink:show="new"><text:span text:style-name="T10">的安全问题</text:span></text:a></text:p>
        </text:list-item>
      </text:list>
      <text:list xml:id="list3112181377358408975" text:style-name="L55">
        <text:list-item>
          <text:p text:style-name="P24"><text:span text:style-name="T8">使用</text:span><text:span text:style-name="T7">gdb</text:span><text:span text:style-name="T8">来调试一个正在运行的进程或分析</text:span><text:span text:style-name="T7">core dump</text:span><text:span text:style-name="T8">文件。参看我写的《</text:span><text:a xlink:type="simple" xlink:href="http://coolshell.cn/articles/3643.html" office:target-frame-name="_blank" xlink:show="new"><text:span text:style-name="T9">GDB</text:span></text:a><text:a xlink:type="simple" xlink:href="http://coolshell.cn/articles/3643.html" office:target-frame-name="_blank" xlink:show="new"><text:span text:style-name="T10">中应该知道的几个调试方法</text:span></text:a><text:span text:style-name="T8">》</text:span></text:p>
        </text:list-item>
      </text:list>
      <text:list xml:id="list3499751025907284414" text:style-name="L56">
        <text:list-item>
          <text:p text:style-name="P65"><text:span text:style-name="T6">学会到 </text:span><text:span text:style-name="T4">/proc </text:span><text:span text:style-name="T6">目录中查看信息。这是一个</text:span><text:span text:style-name="T4">Linux</text:span><text:span text:style-name="T6">内核运行时记录的整个操作系统的运行统计和信息，比如： </text:span><text:span text:style-name="T4">/proc/cpuinfo, /proc/xxx/cwd, /proc/xxx/exe, /proc/xxx/fd/, /proc/xxx/smaps.</text:span></text:p>
        </text:list-item>
      </text:list>
      <text:list xml:id="list7143997047609940306" text:style-name="L57">
        <text:list-item>
          <text:p text:style-name="P66"><text:span text:style-name="T6">如果你调试某个东西为什么出错时，</text:span><text:span text:style-name="T4">sar</text:span><text:span text:style-name="T6">命令会有用。它可以让你看看 </text:span><text:span text:style-name="T4">CPU, </text:span><text:span text:style-name="T6">内存</text:span><text:span text:style-name="T4">, </text:span><text:span text:style-name="T6">网络</text:span><text:span text:style-name="T4">, </text:span><text:span text:style-name="T6">等的统计信息。</text:span></text:p>
        </text:list-item>
      </text:list>
      <text:list xml:id="list7747811143795218274" text:style-name="L58">
        <text:list-item>
          <text:p text:style-name="P67"><text:span text:style-name="T6">使用 </text:span><text:span text:style-name="T4">dmesg </text:span><text:span text:style-name="T6">来查看一些硬件或驱动程序的信息或问题。</text:span></text:p>
        </text:list-item>
      </text:list>
      <text:p text:style-name="P3"><text:span text:style-name="T6">作者最后加了一个免责声明：</text:span><text:span text:style-name="T4">Disclaimer: Just because you </text:span><text:span text:style-name="T5">can</text:span><text:span text:style-name="T4"> do something in bash, doesn’t necessarily mean you should. ;) </text:span><text:span text:style-name="T6">（全文完）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icrosoft YaHei1" svg:font-family="'Microsoft YaHei', Arial"/>
    <style:font-face style:name="Microsoft YaHei" svg:font-family="'Microsoft YaHei', Verdana, 'BitStream vera Sans'"/>
    <style:font-face style:name="Open Sans1" svg:font-family="'Open Sans', 'Helvetica Neue', Arial, 'Hiragino Sans GB', sans-serif"/>
    <style:font-face style:name="Open Sans" svg:font-family="'Open Sans', 'Helvetica Neue', 'Hiragino Sans GB', sans-serif, Arial, Verdana, 'BitStream vera Sans', Tahoma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58:13.485962020</meta:creation-date>
    <dc:date>2014-10-04T11:10:44.837409645</dc:date>
    <meta:editing-duration>P0D</meta:editing-duration>
    <meta:editing-cycles>2</meta:editing-cycles>
    <meta:generator>LibreOffice/4.2.6.3$Linux_X86_64 LibreOffice_project/420m0$Build-3</meta:generator>
    <meta:document-statistic meta:table-count="4" meta:image-count="0" meta:object-count="0" meta:page-count="5" meta:paragraph-count="99" meta:word-count="3590" meta:character-count="5907" meta:non-whitespace-character-count="5474"/>
  </office:meta>
</office:document-meta>
</file>